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sv" fo:country="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5" style:family="paragraph" style:parent-style-name="Standard">
      <style:paragraph-properties fo:margin-left="0cm" fo:margin-right="0cm" style:line-height-at-least="0.529cm" fo:widows="1" fo:text-indent="0cm" style:auto-text-indent="false"/>
      <style:text-properties fo:font-variant="normal" fo:text-transform="none" fo:color="#333333" style:font-name="Helvetica Neue" fo:font-size="13.5pt" fo:letter-spacing="normal" fo:language="en" fo:country="US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style:line-height-at-least="0.529cm" fo:widows="1" fo:text-indent="0cm" style:auto-text-indent="false"/>
      <style:text-properties fo:font-variant="normal" fo:text-transform="none" fo:color="#333333" style:font-name="Helvetica Neue" fo:font-size="13.5pt" fo:letter-spacing="normal" fo:language="en" fo:country="US"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P1">Story writing: </text:p>
      <text:p text:style-name="Standard"/>
      <text:p text:style-name="Normal"/>
      <text:p text:style-name="P1">Feature:</text:p>
      <text:p text:style-name="P3">Ship and crew morale status pages (Pop-up Arn to give you vague information?)</text:p>
      <text:p text:style-name="P3"/>
      <text:p text:style-name="Standard">Lore page (Under construction. Needs: design <text:s/>) Rethink some timelines</text:p>
      <text:p text:style-name="Standard"/>
      <text:p text:style-name="Standard">End screen statistics. (Mostly done. Design good?)</text:p>
      <text:p text:style-name="Standard"/>
      <text:p text:style-name="P1">Design: </text:p>
      <text:p text:style-name="Standard"/>
      <text:p text:style-name="Standard">Art assets. (Mostly all added where needed.) Faces needed</text:p>
      <text:p text:style-name="Standard"/>
      <text:p text:style-name="Standard">Ideas:</text:p>
      <text:p text:style-name="Standard"/>
      <text:p text:style-name="P5"/>
      <text:p text:style-name="P5">Allow or not for Raptorians to roam free on packmaster page. </text:p>
      <text:p text:style-name="Standard"/>
      <text:p text:style-name="Standard">Bugs:</text:p>
      <text:p text:style-name="Standard">Morale too high?</text:p>
      <text:p text:style-name="Standard">Is ceremony working with previous deepening deny or not?</text:p>
      <text:p text:style-name="Standard">Todo:</text:p>
      <text:p text:style-name="Standard">Edits and additions 2017:</text:p>
      <text:p text:style-name="Standard"/>
      <text:p text:style-name="P2">make drills affect combat. Saves garsch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reakys feedback:</text:p>
      <text:p text:style-name="Standard"/>
      <text:p text:style-name="Standard">Freakus Geekus: Some places I kind of wanted more nuance, the gambling thing comes to mind</text:p>
      <text:p text:style-name="Standard">Freakus Geekus: For example I didn't see any middle ground between being first mates bitch and banning it</text:p>
      <text:p text:style-name="Standard"><text:soft-page-break/>Freakus Geekus: I'd have looked more to restrictions</text:p>
      <text:p text:style-name="Standard"/>
      <text:p text:style-name="Standard"/>
      <text:p text:style-name="Standard">Freakus Geekus: I feel the prologue was a bit daunting coming from limited knowledge of the setting and mechanics</text:p>
      <text:p text:style-name="Standard">Freakus Geekus: Fast paced with little time to gather what's happening</text:p>
      <text:p text:style-name="Standard">Freakus Geekus: As for redeeming the prologue, I think it could just do with fleshing out</text:p>
      <text:p text:style-name="Standard">Evochio: In what ways would you flesh it out?</text:p>
      <text:p text:style-name="Standard">Freakus Geekus: give more chance to understand what you're up against really</text:p>
      <text:p text:style-name="Standard">Freakus Geekus: I was making choices and not really being confident I was doing what I thought was best</text:p>
      <text:p text:style-name="Standard">Freakus Geekus: it felt almost like I was picking at random</text:p>
      <text:p text:style-name="Standard"/>
      <text:p text:style-name="Standard"/>
      <text:p text:style-name="P4"/>
      <text:p text:style-name="Standard"/>
      <text:p text:style-name="Standard">Current state: {</text:p>
      <text:p text:style-name="Standard">"Glint": {</text:p>
      <text:p text:style-name="Standard">"status": "available",</text:p>
      <text:p text:style-name="Standard">"Loyalty": 5</text:p>
      <text:p text:style-name="Standard">},</text:p>
      <text:p text:style-name="Standard">"Valnos": {</text:p>
      <text:p text:style-name="Standard">"status": "available",</text:p>
      <text:p text:style-name="Standard">"Loyalty": 5</text:p>
      <text:p text:style-name="Standard">},</text:p>
      <text:p text:style-name="Standard">"Ziggy": {</text:p>
      <text:p text:style-name="Standard">"status": "invisible",</text:p>
      <text:p text:style-name="Standard">"Loyalty": 5</text:p>
      <text:p text:style-name="Standard">},</text:p>
      <text:p text:style-name="Standard">"crewMorale": 12,</text:p>
      <text:p text:style-name="Standard">"shipHealth": 5,</text:p>
      <text:p text:style-name="Standard">"crewLoss": 26,</text:p>
      <text:p text:style-name="Standard">"crewLossBattle": 16,</text:p>
      <text:p text:style-name="Standard">"vore": 1,</text:p>
      <text:p text:style-name="Standard">"days": 38,</text:p>
      <text:p text:style-name="Standard">"piety": 3,</text:p>
      <text:p text:style-name="Standard">"raptorians": 7,</text:p>
      <text:p text:style-name="Standard">"injuries": 1,</text:p>
      <text:p text:style-name="Standard">"delay": 3,</text:p>
      <text:p text:style-name="Standard">"game": -13,</text:p>
      <text:p text:style-name="Standard">"flock": {</text:p>
      <text:p text:style-name="Standard">"avolc": -8,</text:p>
      <text:p text:style-name="Standard">"ziggy": 54,</text:p>
      <text:p text:style-name="Standard">"arn": -23,</text:p>
      <text:p text:style-name="Standard">"keeper": -23,</text:p>
      <text:p text:style-name="Standard">"team": 46,</text:p>
      <text:p text:style-name="Standard">"opponent": -46,</text:p>
      <text:p text:style-name="Standard">"cardMatron": 1,</text:p>
      <text:p text:style-name="Standard">"cardHigh": 2,</text:p>
      <text:p text:style-name="Standard"><text:soft-page-break/>"cardLow": 3</text:p>
      <text:p text:style-name="Standard">},</text:p>
      <text:p text:style-name="Standard">"inventory": [</text:p>
      <text:p text:style-name="Standard">"gratitude",</text:p>
      <text:p text:style-name="Standard">"burntRope"</text:p>
      <text:p text:style-name="Standard">],</text:p>
      <text:p text:style-name="Standard">"preludeEvents": [</text:p>
      <text:p text:style-name="Standard">"kick",</text:p>
      <text:p text:style-name="Standard">"defend",</text:p>
      <text:p text:style-name="Standard">"rescue",</text:p>
      <text:p text:style-name="Standard">"battle"</text:p>
      <text:p text:style-name="Standard">],</text:p>
      <text:p text:style-name="Standard">"events": [</text:p>
      <text:p text:style-name="Standard">"hard",</text:p>
      <text:p text:style-name="Standard">"deepening",</text:p>
      <text:p text:style-name="Standard">"limmit",</text:p>
      <text:p text:style-name="Standard">"stormaround",</text:p>
      <text:p text:style-name="Standard">"flock",</text:p>
      <text:p text:style-name="Standard">"ziggyplan",</text:p>
      <text:p text:style-name="Standard">"gamblingForbid",</text:p>
      <text:p text:style-name="Standard">"toziggy",</text:p>
      <text:p text:style-name="Standard">"noArn",</text:p>
      <text:p text:style-name="Standard">"fast",</text:p>
      <text:p text:style-name="Standard">"break",</text:p>
      <text:p text:style-name="Standard">"pouched",</text:p>
      <text:p text:style-name="Standard">"noArn",</text:p>
      <text:p text:style-name="Standard">"keeper",</text:p>
      <text:p text:style-name="Standard">"nokeeper"</text:p>
      <text:p text:style-name="Standard">],</text:p>
      <text:p text:style-name="Standard">"preludeScore": 0,</text:p>
      <text:p text:style-name="Standard">"wulfCaptain": 0,</text:p>
      <text:p text:style-name="Standard">"wulfQuestions": [],</text:p>
      <text:p text:style-name="Standard">"battle": [</text:p>
      <text:p text:style-name="Standard">"standby",</text:p>
      <text:p text:style-name="Standard">"manouver",</text:p>
      <text:p text:style-name="Standard">"changeCharge",</text:p>
      <text:p text:style-name="Standard">"changePlan",</text:p>
      <text:p text:style-name="Standard">"board"</text:p>
      <text:p text:style-name="Standard">]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9T17:32:03.14</meta:creation-date>
    <meta:editing-duration>P3DT9H35M5S</meta:editing-duration>
    <meta:editing-cycles>58</meta:editing-cycles>
    <meta:generator>OpenOffice/4.1.3$Win32 OpenOffice.org_project/413m1$Build-9783</meta:generator>
    <dc:date>2017-08-21T22:31:26.19</dc:date>
    <meta:document-statistic meta:table-count="0" meta:image-count="0" meta:object-count="0" meta:page-count="3" meta:paragraph-count="100" meta:word-count="337" meta:character-count="2172"/>
  </office:meta>
</office:document-meta>
</file>